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4618in"/>
    </style:style>
    <style:style style:name="co5" style:family="table-column">
      <style:table-column-properties fo:break-before="auto" style:column-width="1.2925in"/>
    </style:style>
    <style:style style:name="ro1" style:family="table-row">
      <style:table-row-properties style:row-height="0.7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1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2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Times New Roman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6pt" style:language-asian="zh" style:country-asian="CN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Times New Roman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6pt" style:language-asian="zh" style:country-asian="CN" style:font-style-asian="normal" style:font-weight-asian="normal" style:font-name-complex="Times New Roman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6pt" style:font-name-asian="Times New Roman" style:font-size-asian="16pt" style:font-name-complex="Times New Roman" style:font-size-complex="16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Times New Roman"/>
    </style:style>
    <style:style style:name="T2" style:family="text">
      <style:text-properties style:font-name="Times New Roman1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1"/>
    </style:style>
    <style:style style:name="T4" style:family="text">
      <style:text-properties style:text-position="sub 58%"/>
    </style:style>
    <style:style style:name="T5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  <style:style style:name="T6" style:family="text">
      <style:text-properties style:font-name="Times New Roman" style:text-position="sub 58%"/>
    </style:style>
    <style:style style:name="T7" style:family="text">
      <style:text-properties style:font-name="Times New Roman2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Times New Roman2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9" style:family="text">
      <style:text-properties style:text-position="super 58%"/>
    </style:style>
    <style:style style:name="T10" style:family="text">
      <style:text-properties fo:font-style="italic" style:font-style-asian="italic" style:font-style-complex="italic" style:text-position="super 58%"/>
    </style:style>
    <style:style style:name="T11" style:family="text">
      <style:text-properties fo:font-style="italic" style:font-style-asian="italic" style:font-style-complex="italic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arameter number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Hubble constant (km/s/Mpc)</text:p>
          </table:table-cell>
          <table:table-cell table:style-name="ce1" office:value-type="string" calcext:value-type="string">
            <text:p>Ω<text:span text:style-name="T4">m</text:span></text:p>
          </table:table-cell>
          <table:table-cell table:style-name="ce1" office:value-type="string" calcext:value-type="string">
            <text:p>Ω<text:span text:style-name="T6">Λ</text:span></text:p>
          </table:table-cell>
          <table:table-cell table:style-name="ce4" office:value-type="string" calcext:value-type="string">
            <text:p><text:span text:style-name="T7">Ω</text:span><text:span text:style-name="T8">k</text:span></text:p>
          </table:table-cell>
          <table:table-cell table:style-name="ce7" office:value-type="string" calcext:value-type="string">
            <text:p>r<text:span text:style-name="T9">2</text:span><text:span text:style-name="T4">red</text:span></text:p>
          </table:table-cell>
          <table:table-cell table:style-name="ce1" office:value-type="string" calcext:value-type="string">
            <text:p>χ<text:span text:style-name="T10">2</text:span><text:span text:style-name="T11">red</text:span></text:p>
          </table:table-cell>
          <table:table-cell table:style-name="ce1" office:value-type="string" calcext:value-type="string">
            <text:p>F stat</text:p>
          </table:table-cell>
          <table:table-cell table:style-name="ce8" table:number-columns-repeated="16374"/>
        </table:table-row>
        <table:table-row table:style-name="ro2">
          <table:table-cell office:value-type="string" calcext:value-type="string">
            <text:p>R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chy</text:p>
          </table:table-cell>
          <table:table-cell office:value-type="string" calcext:value-type="string">
            <text:p>70.2±0.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989" calcext:value-type="float">
            <text:p>0.989</text:p>
          </table:table-cell>
          <table:table-cell office:value-type="float" office:value="0.71" calcext:value-type="float">
            <text:p>0.71</text:p>
          </table:table-cell>
          <table:table-cell office:value-type="float" office:value="2913548" calcext:value-type="float">
            <text:p>291354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<text:span text:style-name="T2">67.9</text:span><text:span text:style-name="T3">±0.001</text:span>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991" calcext:value-type="float">
            <text:p>0.991</text:p>
          </table:table-cell>
          <table:table-cell office:value-type="float" office:value="0.88" calcext:value-type="float">
            <text:p>0.88</text:p>
          </table:table-cell>
          <table:table-cell office:value-type="float" office:value="2910197" calcext:value-type="float">
            <text:p>291019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<text:span text:style-name="T1">Λ</text:span>C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68.09±0.002</text:p>
          </table:table-cell>
          <table:table-cell office:value-type="string" calcext:value-type="string">
            <text:p>0.676±0.0001</text:p>
          </table:table-cell>
          <table:table-cell office:value-type="string" calcext:value-type="string">
            <text:p><text:span text:style-name="T2">0.324</text:span><text:span text:style-name="T5">±0.0001</text:span></text:p>
          </table:table-cell>
          <table:table-cell table:style-name="ce5" office:value-type="string" calcext:value-type="string">
            <text:p>≈0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8488" calcext:value-type="float">
            <text:p>0.8488</text:p>
          </table:table-cell>
          <table:table-cell office:value-type="float" office:value="1495839" calcext:value-type="float">
            <text:p>149583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rcTan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chy</text:p>
          </table:table-cell>
          <table:table-cell office:value-type="string" calcext:value-type="string">
            <text:p>70.2±0.02</text:p>
          </table:table-cell>
          <table:table-cell table:style-name="ce3" office:value-type="string" calcext:value-type="string">
            <text:p>0.004±0.00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6<text:span text:style-name="T1">±0.0001</text:span></text:p>
          </table:table-cell>
          <table:table-cell office:value-type="float" office:value="0.982" calcext:value-type="float">
            <text:p>0.982</text:p>
          </table:table-cell>
          <table:table-cell office:value-type="float" office:value="0.71" calcext:value-type="float">
            <text:p>0.71</text:p>
          </table:table-cell>
          <table:table-cell office:value-type="float" office:value="1340674" calcext:value-type="float">
            <text:p>134067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rcTan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66.7<text:span text:style-name="T1">±0.002</text:span></text:p>
          </table:table-cell>
          <table:table-cell office:value-type="string" calcext:value-type="string">
            <text:p>0.336<text:span text:style-name="T1">±0.0001</text:span>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64<text:span text:style-name="T1">±0.0001</text:span></text:p>
          </table:table-cell>
          <table:table-cell office:value-type="float" office:value="0.9904" calcext:value-type="float">
            <text:p>0.9904</text:p>
          </table:table-cell>
          <table:table-cell office:value-type="float" office:value="1.005" calcext:value-type="float">
            <text:p>1.005</text:p>
          </table:table-cell>
          <table:table-cell office:value-type="float" office:value="1394703" calcext:value-type="float">
            <text:p>139470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<text:span text:style-name="T1">Λ</text:span>C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chy</text:p>
          </table:table-cell>
          <table:table-cell office:value-type="string" calcext:value-type="string">
            <text:p>73.1<text:span text:style-name="T1">±</text:span>0.03</text:p>
          </table:table-cell>
          <table:table-cell office:value-type="string" calcext:value-type="string">
            <text:p>0.405<text:span text:style-name="T1">±</text:span>0.001</text:p>
          </table:table-cell>
          <table:table-cell office:value-type="string" calcext:value-type="string">
            <text:p><text:span text:style-name="T2">0.595</text:span><text:span text:style-name="T5">±</text:span><text:span text:style-name="T3">0.001</text:span></text:p>
          </table:table-cell>
          <table:table-cell table:style-name="ce6" office:value-type="string" calcext:value-type="string">
            <text:p>≈0</text:p>
          </table:table-cell>
          <table:table-cell office:value-type="float" office:value="0.982" calcext:value-type="float">
            <text:p>0.982</text:p>
          </table:table-cell>
          <table:table-cell office:value-type="float" office:value="0.749" calcext:value-type="float">
            <text:p>0.749</text:p>
          </table:table-cell>
          <table:table-cell office:value-type="float" office:value="1317926.8" calcext:value-type="float">
            <text:p>1317926.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<text:span text:style-name="T1">Λ</text:span>CD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72.6±0.004</text:p>
          </table:table-cell>
          <table:table-cell office:value-type="string" calcext:value-type="string">
            <text:p><text:span text:style-name="T2">0.348</text:span><text:span text:style-name="T5">±0.001</text:span></text:p>
          </table:table-cell>
          <table:table-cell office:value-type="string" calcext:value-type="string">
            <text:p><text:span text:style-name="T2">0.652</text:span><text:span text:style-name="T5">±0.0004</text:span></text:p>
          </table:table-cell>
          <table:table-cell table:style-name="ce6" office:value-type="string" calcext:value-type="string">
            <text:p>≈0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726" calcext:value-type="float">
            <text:p>0.726</text:p>
          </table:table-cell>
          <table:table-cell office:value-type="float" office:value="1092247" calcext:value-type="float">
            <text:p>109224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<text:span text:style-name="T1">Λ</text:span>CD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uchy</text:p>
          </table:table-cell>
          <table:table-cell office:value-type="string" calcext:value-type="string">
            <text:p>73.5±0.06</text:p>
          </table:table-cell>
          <table:table-cell office:value-type="string" calcext:value-type="string">
            <text:p><text:span text:style-name="T2">0.196</text:span><text:span text:style-name="T3">±0.001</text:span></text:p>
          </table:table-cell>
          <table:table-cell office:value-type="string" calcext:value-type="string">
            <text:p><text:span text:style-name="T2">0.648</text:span><text:span text:style-name="T3">±0.006</text:span></text:p>
          </table:table-cell>
          <table:table-cell office:value-type="string" calcext:value-type="string">
            <text:p><text:span text:style-name="T2">0.156</text:span><text:span text:style-name="T3">±0.006</text:span></text:p>
          </table:table-cell>
          <table:table-cell office:value-type="float" office:value="0.986" calcext:value-type="float">
            <text:p>0.986</text:p>
          </table:table-cell>
          <table:table-cell office:value-type="float" office:value="0.775" calcext:value-type="float">
            <text:p>0.775</text:p>
          </table:table-cell>
          <table:table-cell office:value-type="float" office:value="920441" calcext:value-type="float">
            <text:p>92044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rcTan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uchy</text:p>
          </table:table-cell>
          <table:table-cell office:value-type="string" calcext:value-type="string">
            <text:p>71.4±0.04</text:p>
          </table:table-cell>
          <table:table-cell office:value-type="string" calcext:value-type="string">
            <text:p><text:span text:style-name="T2">0.0517</text:span><text:span text:style-name="T5">±0.0032</text:span>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pan text:style-name="T2">0.948</text:span><text:span text:style-name="T5">±0.003</text:span></text:p>
          </table:table-cell>
          <table:table-cell office:value-type="float" office:value="0.986" calcext:value-type="float">
            <text:p>0.986</text:p>
          </table:table-cell>
          <table:table-cell office:value-type="float" office:value="1.11" calcext:value-type="float">
            <text:p>1.11</text:p>
          </table:table-cell>
          <table:table-cell office:value-type="float" office:value="953021" calcext:value-type="float">
            <text:p>95302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rcTan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65.4±0.003</text:p>
          </table:table-cell>
          <table:table-cell office:value-type="string" calcext:value-type="string">
            <text:p>0.373<text:span text:style-name="T1">±0.0001</text:span>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pan text:style-name="T2">0.625</text:span><text:span text:style-name="T3">±0.0001</text:span></text:p>
          </table:table-cell>
          <table:table-cell office:value-type="float" office:value="0.991" calcext:value-type="float">
            <text:p>0.991</text:p>
          </table:table-cell>
          <table:table-cell office:value-type="float" office:value="64.5" calcext:value-type="float">
            <text:p>64.5</text:p>
          </table:table-cell>
          <table:table-cell office:value-type="float" office:value="666676" calcext:value-type="float">
            <text:p>66667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E-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chy</text:p>
          </table:table-cell>
          <table:table-cell office:value-type="string" calcext:value-type="string">
            <text:p>66.2±0.0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919" calcext:value-type="float">
            <text:p>0.919</text:p>
          </table:table-cell>
          <table:table-cell office:value-type="float" office:value="1.38" calcext:value-type="float">
            <text:p>1.38</text:p>
          </table:table-cell>
          <table:table-cell office:value-type="float" office:value="599982" calcext:value-type="float">
            <text:p>59998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E-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<text:span text:style-name="T2">53.7</text:span><text:span text:style-name="T3">±0.001</text:span>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974" calcext:value-type="float">
            <text:p>0.974</text:p>
          </table:table-cell>
          <table:table-cell office:value-type="float" office:value="8.21" calcext:value-type="float">
            <text:p>8.21</text:p>
          </table:table-cell>
          <table:table-cell office:value-type="float" office:value="576524" calcext:value-type="float">
            <text:p>57652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u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chy</text:p>
          </table:table-cell>
          <table:table-cell office:value-type="string" calcext:value-type="string">
            <text:p>67.6±0.0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8879" calcext:value-type="float">
            <text:p>0.8879</text:p>
          </table:table-cell>
          <table:table-cell office:value-type="float" office:value="1.59" calcext:value-type="float">
            <text:p>1.59</text:p>
          </table:table-cell>
          <table:table-cell office:value-type="float" office:value="425847" calcext:value-type="float">
            <text:p>42584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u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52.3±0.0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966" calcext:value-type="float">
            <text:p>0.966</text:p>
          </table:table-cell>
          <table:table-cell office:value-type="float" office:value="10.19" calcext:value-type="float">
            <text:p>10.19</text:p>
          </table:table-cell>
          <table:table-cell office:value-type="float" office:value="461606" calcext:value-type="float">
            <text:p>461606</text:p>
          </table:table-cell>
          <table:table-cell table:number-columns-repeated="16374"/>
        </table:table-row>
        <table:table-row table:style-name="ro3" table:number-rows-repeated="1048557">
          <table:table-cell table:number-columns-repeated="16384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1T19:31:35.611722000</meta:creation-date>
    <dc:date>2025-08-04T13:14:42.181881000</dc:date>
    <meta:editing-duration>P2DT17H32M28S</meta:editing-duration>
    <meta:editing-cycles>25</meta:editing-cycles>
    <meta:generator>LibreOffice/25.2.4.3$MacOSX_AARCH64 LibreOffice_project/33e196637044ead23f5c3226cde09b47731f7e27</meta:generator>
    <meta:document-statistic meta:table-count="1" meta:cell-count="150" meta:object-count="0"/>
  </office:meta>
</office:document-meta>
</file>